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a483" officeooo:paragraph-rsid="0010a483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a483" officeooo:paragraph-rsid="0010a48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a483" officeooo:paragraph-rsid="0010a48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2pt" fo:font-weight="normal" officeooo:rsid="0010a483" officeooo:paragraph-rsid="0010fcc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a483" officeooo:paragraph-rsid="0010a483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8pt" fo:font-weight="normal" officeooo:rsid="0010a483" officeooo:paragraph-rsid="0010fcc2" style:font-size-asian="18pt" style:font-weight-asian="normal" style:font-size-complex="18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a483" officeooo:paragraph-rsid="0010fcc2" style:font-size-asian="12pt" style:font-weight-asian="normal" style:font-size-complex="12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Geração de Levitas</text:span><text:tab/><text:tab/><text:span text:style-name="T1">Andréa Fontes</text:span></text:p>
      <text:p text:style-name="P3"><text:span text:style-name="T1"/></text:p>
      <text:p text:style-name="P5">Vem cantar comigo, alegrar comigo</text:p>
      <text:p text:style-name="P5">Somos irmãos, mais que amigos</text:p>
      <text:p text:style-name="P5">Adoradores verdadeiros por Deus somos ungidos</text:p>
      <text:p text:style-name="P5">Para o seu louvor, para a sua glória</text:p>
      <text:p text:style-name="P5">Pra cantar vitória somos escolhidos.</text:p>
      <text:p text:style-name="P5"/>
      <text:p text:style-name="P5">Da geração de levitas eu sou</text:p>
      <text:p text:style-name="P5">Canto com muita alegria e amor</text:p>
      <text:p text:style-name="P5">Louvar a Deus todo dia eu vou</text:p>
      <text:p text:style-name="P5">Quero ser um verdadeiro adorador</text:p>
      <text:p text:style-name="P5">Pra derrubar barreiras com o meu louvor</text:p>
      <text:p text:style-name="P5">Quebrar as correntes</text:p>
      <text:p text:style-name="P5">Destruir cadeias e ferrolhos.</text:p>
      <text:p text:style-name="P5"/>
      <text:p text:style-name="P5">O louvor alegra a alma</text:p>
      <text:p text:style-name="P5">Traz alento, traz a calma</text:p>
      <text:p text:style-name="P5">Expulsa toda depressão</text:p>
      <text:p text:style-name="P5">Então rasgue o teu peito</text:p>
      <text:p text:style-name="P5">E libere o coração.</text:p>
      <text:p text:style-name="P5"/>
      <text:p text:style-name="P5">Venha a ele adorar, venha a ele exaltar</text:p>
      <text:p text:style-name="P5">Cumprir o seu propósito</text:p>
      <text:p text:style-name="P5">De ser um adorador</text:p>
      <text:p text:style-name="P5">Deus me deu essa missão.</text:p>
      <text:p text:style-name="P5"/>
      <text:p text:style-name="P7"><text:span text:style-name="T3">Geração de Levitas</text:span><text:tab/><text:tab/><text:span text:style-name="T1">Andréa Fontes</text:span></text:p>
      <text:p text:style-name="P4"><text:span text:style-name="T1"/></text:p>
      <text:p text:style-name="P6">Vem cantar comigo, alegrar comigo</text:p>
      <text:p text:style-name="P6">Somos irmãos, mais que amigos</text:p>
      <text:p text:style-name="P6">Adoradores verdadeiros por Deus somos ungidos</text:p>
      <text:p text:style-name="P6">Para o seu louvor, para a sua glória</text:p>
      <text:p text:style-name="P6">Pra cantar vitória somos escolhidos.</text:p>
      <text:p text:style-name="P6"/>
      <text:p text:style-name="P6">Da geração de levitas eu sou</text:p>
      <text:p text:style-name="P6">Canto com muita alegria e amor</text:p>
      <text:p text:style-name="P6">Louvar a Deus todo dia eu vou</text:p>
      <text:p text:style-name="P6">Quero ser um verdadeiro adorador</text:p>
      <text:p text:style-name="P6">Pra derrubar barreiras com o meu louvor</text:p>
      <text:p text:style-name="P6">Quebrar as correntes</text:p>
      <text:p text:style-name="P6">Destruir cadeias e ferrolhos.</text:p>
      <text:p text:style-name="P6"/>
      <text:p text:style-name="P6">O louvor alegra a alma</text:p>
      <text:p text:style-name="P6">Traz alento, traz a calma</text:p>
      <text:p text:style-name="P6">Expulsa toda depressão</text:p>
      <text:p text:style-name="P6">Então rasgue o teu peito</text:p>
      <text:p text:style-name="P6">E libere o coração.</text:p>
      <text:p text:style-name="P6"/>
      <text:p text:style-name="P6">Venha a ele adorar, venha a ele exaltar</text:p>
      <text:p text:style-name="P6">Cumprir o seu propósito</text:p>
      <text:p text:style-name="P6">De ser um adorador</text:p>
      <text:p text:style-name="P6">Deus me deu essa miss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6-09-17T16:33:03.218086607</dc:date>
    <meta:editing-cycles>12</meta:editing-cycles>
    <meta:editing-duration>PT17M50S</meta:editing-duration>
    <meta:generator>LibreOffice/5.1.4.2$Linux_X86_64 LibreOffice_project/10m0$Build-2</meta:generator>
    <meta:document-statistic meta:table-count="0" meta:image-count="0" meta:object-count="0" meta:page-count="1" meta:paragraph-count="44" meta:word-count="230" meta:character-count="1270" meta:non-whitespace-character-count="1082"/>
  </office:meta>
</office:document-meta>
</file>